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HAMPI QUISPE, BASILI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HAMPI QUISPE EV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GOYZUETA JURADO DAVID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PEKIN:</text:p>
          </table:table-cell>
          <table:covered-table-cell/>
          <table:table-cell table:style-name="Tabla1.C5" table:number-columns-spanned="2" office:value-type="string">
            <text:p text:style-name="P19">8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4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9144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23:37:2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